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dobe Arabic" svg:font-family="'Adobe Arabic'" style:font-family-generic="roman" style:font-pitch="variable"/>
    <style:font-face style:name="Adobe Song Std L" svg:font-family="'Adobe Song Std L'" style:font-family-generic="roman" style:font-pitch="variable"/>
    <style:font-face style:name="Agency FB" svg:font-family="'Agency FB'" style:font-family-generic="swiss" style:font-pitch="variable"/>
    <style:font-face style:name="Candara Light" svg:font-family="'Candara Light'" style:font-family-generic="swiss" style:font-pitch="variable"/>
    <style:font-face style:name="Liberation Serif" svg:font-family="'Liberation Serif'" style:font-family-generic="roman" style:font-pitch="variable"/>
    <style:font-face style:name="Lithos Pro Regular" svg:font-family="'Lithos Pro Regular'" style:font-family-generic="decorative" style:font-pitch="variable"/>
    <style:font-face style:name="Noto Sans Light" svg:font-family="'Noto Sans Light'" style:font-adornments="Regular"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oto Sans Light" fo:font-size="11pt" style:font-size-asian="11pt" style:font-size-complex="11pt"/>
    </style:style>
    <style:style style:name="P2" style:family="paragraph" style:parent-style-name="Text_20_body">
      <style:text-properties style:font-name="Noto Sans Light" fo:font-size="11pt" style:font-size-asian="11pt" style:font-size-complex="11pt"/>
    </style:style>
    <style:style style:name="P3" style:family="paragraph" style:parent-style-name="Text_20_body" style:list-style-name="L1">
      <style:text-properties style:font-name="Noto Sans Light" fo:font-size="11pt" style:font-size-asian="11pt" style:font-size-complex="11pt"/>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a feature spectrale</text:span> d'un son est un ensemble de caractéristiques qui décrivent sa composition en termes de fréquences et d'amplitudes. Il existe plusieurs types de features spectrales, chacun ayant une utilisation spécifique.</text:p>
      <text:list xml:id="list1096376105" text:style-name="L1">
        <text:list-item>
          <text:p text:style-name="P3"><text:span text:style-name="T1">Le spectre d'amplitude</text:span> est une représentation graphique de l'intensité des fréquences d'un son. Il est généralement représenté par un histogramme ou un diagramme en barres qui montre les différentes fréquences présentes dans le son et leur amplitude respective.</text:p>
        </text:list-item>
        <text:list-item>
          <text:p text:style-name="P3"><text:span text:style-name="T1">La décomposition en ondelettes</text:span> est une technique qui permet de décomposer un signal sonore en ses différentes composantes fréquentielles. Les coefficients de décomposition en ondelettes sont souvent utilisés comme features spectrales.</text:p>
        </text:list-item>
        <text:list-item>
          <text:p text:style-name="P3"><text:span text:style-name="T1">Les coefficients de cepstre</text:span> sont un autre type de feature spectrale qui est obtenue en calculant la transformée de Fourier du logarithme de l'amplitude du signal. Il est souvent utilisé dans la reconnaissance vocale ou la reconnaissance de parole.</text:p>
        </text:list-item>
        <text:list-item>
          <text:p text:style-name="P3"><text:span text:style-name="T1">Le Mel-Frequency Cepstral Coefficients (MFCC)</text:span> est une variante des coefficients de cepstre qui tient compte de la répartition des fréquences audibles par l'oreille humaine. C'est un des feature spectral le plus utilisé pour la reconnaissance vocale et la reconnaissance de parole.</text:p>
        </text:list-item>
      </text:list>
      <text:p text:style-name="P2">En générale, les features spectrales sont utilisées pour analyser et caractériser les propriétés acoustiques des sons, et ils sont souvent utilisés dans les systèmes de reconnaissance de la parole, la reconnaissance musicale, l'analyse de la parole, etc.</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dobe Arabic" svg:font-family="'Adobe Arabic'" style:font-family-generic="roman" style:font-pitch="variable"/>
    <style:font-face style:name="Adobe Song Std L" svg:font-family="'Adobe Song Std L'" style:font-family-generic="roman" style:font-pitch="variable"/>
    <style:font-face style:name="Agency FB" svg:font-family="'Agency FB'" style:font-family-generic="swiss" style:font-pitch="variable"/>
    <style:font-face style:name="Candara Light" svg:font-family="'Candara Light'" style:font-family-generic="swiss" style:font-pitch="variable"/>
    <style:font-face style:name="Liberation Serif" svg:font-family="'Liberation Serif'" style:font-family-generic="roman" style:font-pitch="variable"/>
    <style:font-face style:name="Lithos Pro Regular" svg:font-family="'Lithos Pro Regular'" style:font-family-generic="decorative" style:font-pitch="variable"/>
    <style:font-face style:name="Noto Sans Light" svg:font-family="'Noto Sans Light'" style:font-adornments="Regular"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7T11:18:22.976000000</dc:date>
    <meta:editing-duration>PT9M1S</meta:editing-duration>
    <meta:editing-cycles>1</meta:editing-cycles>
    <meta:document-statistic meta:table-count="0" meta:image-count="0" meta:object-count="0" meta:page-count="1" meta:paragraph-count="6" meta:word-count="222" meta:character-count="1506" meta:non-whitespace-character-count="1294"/>
    <meta:generator>LibreOffice/7.2.6.2$Windows_X86_64 LibreOffice_project/b0ec3a565991f7569a5a7f5d24fed7f52653d754</meta:generator>
  </office:meta>
</office:document-meta>
</file>